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Оценки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Имя</text:p>
          </table:table-cell>
          <table:table-cell office:value-type="string">
            <text:p>Фамилия</text:p>
          </table:table-cell>
          <table:table-cell office:value-type="string">
            <text:p>Индивидуальный номер</text:p>
          </table:table-cell>
          <table:table-cell office:value-type="string">
            <text:p>Учреждение (организация)</text:p>
          </table:table-cell>
          <table:table-cell office:value-type="string">
            <text:p>Отдел</text:p>
          </table:table-cell>
          <table:table-cell office:value-type="string">
            <text:p>Адрес электронной почты</text:p>
          </table:table-cell>
          <table:table-cell office:value-type="string">
            <text:p>Задание:Практическая работа № 4. Угадай число (Значение)</text:p>
          </table:table-cell>
          <table:table-cell office:value-type="string">
            <text:p>Задание:Практическая работа № 4. Угадай число (Значение)</text:p>
          </table:table-cell>
          <table:table-cell office:value-type="string">
            <text:p>Тест:Контрольный тест по лекции 1 (Значение)</text:p>
          </table:table-cell>
          <table:table-cell office:value-type="string">
            <text:p>Тест:Контрольный тест по лекции 1+2 (Значение)</text:p>
          </table:table-cell>
          <table:table-cell office:value-type="string">
            <text:p>Тест:Контрольный тест по лекции 1+2+3 (Значение)</text:p>
          </table:table-cell>
          <table:table-cell office:value-type="string">
            <text:p>Тест:Контрольный тест по лекции 1+2+3+4 (Значение)</text:p>
          </table:table-cell>
          <table:table-cell office:value-type="string">
            <text:p>Задание:Практическая работа № 5. Приложение из нескольких активностей. ListView (Значение)</text:p>
          </table:table-cell>
          <table:table-cell office:value-type="string">
            <text:p>Задание:Практическая работа № 5. Приложение из нескольких активностей. ListView (Значение)</text:p>
          </table:table-cell>
          <table:table-cell office:value-type="string">
            <text:p>Задание:Практическая работа № 6. Диалоговое окно (Значение)</text:p>
          </table:table-cell>
          <table:table-cell office:value-type="string">
            <text:p>Задание:Практическая работа № 6. Диалоговое окно (Значение)</text:p>
          </table:table-cell>
          <table:table-cell office:value-type="string">
            <text:p>Тест:Обучающий тест по лекции 3. (Значение)</text:p>
          </table:table-cell>
          <table:table-cell office:value-type="string">
            <text:p>Задание:Практическая работа № 7. Работа с вкладками. Tab (Значение)</text:p>
          </table:table-cell>
          <table:table-cell office:value-type="string">
            <text:p>Задание:Практическая работа № 7. Работа с вкладками. Tab (Значение)</text:p>
          </table:table-cell>
          <table:table-cell office:value-type="string">
            <text:p>Задание:Практическая работа № 8. Работа с картами (Значение)</text:p>
          </table:table-cell>
          <table:table-cell office:value-type="string">
            <text:p>Задание:Практическая работа № 10. Работа с картами (Значение)</text:p>
          </table:table-cell>
          <table:table-cell office:value-type="string">
            <text:p>Задание:Практическая работа № 9. Погода (Значение)</text:p>
          </table:table-cell>
          <table:table-cell office:value-type="string">
            <text:p>Задание:Практическая работа № 9. Погода (Значение)</text:p>
          </table:table-cell>
          <table:table-cell office:value-type="string">
            <text:p>Задание:Практическая работа № 10. Калькулятор (Значение)</text:p>
          </table:table-cell>
          <table:table-cell office:value-type="string">
            <text:p>Тест:Обучающий тест по лекции 4. (Значение)</text:p>
          </table:table-cell>
          <table:table-cell office:value-type="string">
            <text:p>Задание:Практическая работа № 11. Локальная авторизация (Значение)</text:p>
          </table:table-cell>
          <table:table-cell office:value-type="string">
            <text:p>Задание:Практическая работа № 8. Локальная авторизация (Значение)</text:p>
          </table:table-cell>
          <table:table-cell office:value-type="string">
            <text:p>Задание:1. GitHub: Получить список участников репозитория (Значение)</text:p>
          </table:table-cell>
          <table:table-cell office:value-type="string">
            <text:p>Задание:2. Информация об учётной записи на GitHub (Значение)</text:p>
          </table:table-cell>
          <table:table-cell office:value-type="string">
            <text:p>Задание:3. Информация о репозиториях пользователя (Значение)</text:p>
          </table:table-cell>
          <table:table-cell office:value-type="string">
            <text:p>Задание:4. Поиск по имени пользователя GitHub (Значение)</text:p>
          </table:table-cell>
          <table:table-cell office:value-type="string">
            <text:p>Задание:Umori.li (Значение)</text:p>
          </table:table-cell>
          <table:table-cell office:value-type="string">
            <text:p>Задание:JSONTest (Значение)</text:p>
          </table:table-cell>
          <table:table-cell office:value-type="string">
            <text:p>Задание:Цветы (Значение)</text:p>
          </table:table-cell>
          <table:table-cell office:value-type="string">
            <text:p>Задание:Пример с картинками (Значение)</text:p>
          </table:table-cell>
          <table:table-cell office:value-type="string">
            <text:p>Задание:Retrofit (Значение)</text:p>
          </table:table-cell>
          <table:table-cell office:value-type="string">
            <text:p>Тест:Обучающий тест по StartAndroid (Модули 1-10) (Значение)</text:p>
          </table:table-cell>
          <table:table-cell office:value-type="string">
            <text:p>Тест:Контрольный тест по StartAndroid (1-10) (Значение)</text:p>
          </table:table-cell>
          <table:table-cell office:value-type="string">
            <text:p>Задание:Класс SoundPool (Значение)</text:p>
          </table:table-cell>
          <table:table-cell office:value-type="string">
            <text:p>Задание:Практическая работа № 12. Работа со звуком (Значение)</text:p>
          </table:table-cell>
          <table:table-cell office:value-type="string">
            <text:p>Задание:Работа с анимацией (Значение)</text:p>
          </table:table-cell>
          <table:table-cell office:value-type="string">
            <text:p>Задание:Практическая работа № 13. Работа с анимацией (Значение)</text:p>
          </table:table-cell>
          <table:table-cell office:value-type="string">
            <text:p>Задание:1. Фрагменты. Создание (Значение)</text:p>
          </table:table-cell>
          <table:table-cell office:value-type="string">
            <text:p>Задание:2. Фрагменты. Взаимодействие (Значение)</text:p>
          </table:table-cell>
          <table:table-cell office:value-type="string">
            <text:p>Задание:Задание на квалификационный экзамен ИСИП17/2 (Значение)</text:p>
          </table:table-cell>
          <table:table-cell office:value-type="string">
            <text:p>Задание:Список - ListView (Значение)</text:p>
          </table:table-cell>
          <table:table-cell office:value-type="string">
            <text:p>Задание:Отладка приложения (Значение)</text:p>
          </table:table-cell>
          <table:table-cell office:value-type="string">
            <text:p>Тест:Тест 1. (Значение)</text:p>
          </table:table-cell>
          <table:table-cell office:value-type="string">
            <text:p>Тест:Тест 1 + 2. (Значение)</text:p>
          </table:table-cell>
          <table:table-cell office:value-type="string">
            <text:p>Тест:Тест Выбор (Значение)</text:p>
          </table:table-cell>
          <table:table-cell office:value-type="string">
            <text:p>Тест:Тест 1+2+Выбор (Значение)</text:p>
          </table:table-cell>
          <table:table-cell office:value-type="string">
            <text:p>Тест:Тест 3 ИСИП213 (Значение)</text:p>
          </table:table-cell>
          <table:table-cell office:value-type="string">
            <text:p>Тест:5. Тест Цикл (Значение)</text:p>
          </table:table-cell>
          <table:table-cell office:value-type="string">
            <text:p>Тест:Тест 1+2+3 (Значение)</text:p>
          </table:table-cell>
          <table:table-cell office:value-type="string">
            <text:p>Тест:Тест 1+2+3+4 (Значение)</text:p>
          </table:table-cell>
          <table:table-cell office:value-type="string">
            <text:p>Тест:Массивы (Значение)</text:p>
          </table:table-cell>
          <table:table-cell office:value-type="string">
            <text:p>Задание:Доска объявлений на Java (Значение)</text:p>
          </table:table-cell>
          <table:table-cell office:value-type="string">
            <text:p>Тест:Тест 1+2+3+4+5 (Значение)</text:p>
          </table:table-cell>
          <table:table-cell office:value-type="string">
            <text:p>Задание:PetStore (Значение)</text:p>
          </table:table-cell>
          <table:table-cell office:value-type="string">
            <text:p>Задание:Практическая работа № 3. Уроки со StartAndroid 3-8 (Значение)</text:p>
          </table:table-cell>
          <table:table-cell office:value-type="string">
            <text:p>Задание:Практическая работа № 5. Уроки со StartAndroid 9-10 (Значение)</text:p>
          </table:table-cell>
          <table:table-cell office:value-type="string">
            <text:p>Итоговая оценка за курс (Значение)</text:p>
          </table:table-cell>
          <table:table-cell office:value-type="string">
            <text:p>Последние загруженные из этого курса</text:p>
          </table:table-cell>
        </table:table-row>
        <table:table-row>
          <table:table-cell office:value-type="string">
            <text:p>Соловьев</text:p>
          </table:table-cell>
          <table:table-cell office:value-type="string">
            <text:p>Айсе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witness@att.ne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Белоусов</text:p>
          </table:table-cell>
          <table:table-cell office:value-type="string">
            <text:p>Айтал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tthijs@ao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Архипов</text:p>
          </table:table-cell>
          <table:table-cell office:value-type="string">
            <text:p>Александр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onst@liv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Иванов</text:p>
          </table:table-cell>
          <table:table-cell office:value-type="string">
            <text:p>Александр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lpol@sbcglobal.net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Чириков</text:p>
          </table:table-cell>
          <table:table-cell office:value-type="string">
            <text:p>Александр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hoffman@icloud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Игнатьев</text:p>
          </table:table-cell>
          <table:table-cell office:value-type="string">
            <text:p>Алексе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gjobber@hotmail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Портнягина</text:p>
          </table:table-cell>
          <table:table-cell office:value-type="string">
            <text:p>Алина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rgb@yahoo.ca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Бечеканов</text:p>
          </table:table-cell>
          <table:table-cell office:value-type="string">
            <text:p>Андре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enz@comcast.ne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Божедонов</text:p>
          </table:table-cell>
          <table:table-cell office:value-type="string">
            <text:p>Аркади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viegas@sbcglobal.ne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Ефимов</text:p>
          </table:table-cell>
          <table:table-cell office:value-type="string">
            <text:p>Арсе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euvan@msn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Эверстов</text:p>
          </table:table-cell>
          <table:table-cell office:value-type="string">
            <text:p>Арсе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nglois@hotmail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Трифонов</text:p>
          </table:table-cell>
          <table:table-cell office:value-type="string">
            <text:p>Глеб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lin@comcast.ne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Эверстов</text:p>
          </table:table-cell>
          <table:table-cell office:value-type="string">
            <text:p>Дмитри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lnik@msn.com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.00">
            <text:p>4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Роберт</text:p>
          </table:table-cell>
          <table:table-cell office:value-type="string">
            <text:p>Додутов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og52841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Кырбасов</text:p>
          </table:table-cell>
          <table:table-cell office:value-type="string">
            <text:p>Дьулустаа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brary@msn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Илларионов</text:p>
          </table:table-cell>
          <table:table-cell office:value-type="string">
            <text:p>Илларио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warren@icloud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Кочкин</text:p>
          </table:table-cell>
          <table:table-cell office:value-type="string">
            <text:p>Михаил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mccarth@me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Дегтярев</text:p>
          </table:table-cell>
          <table:table-cell office:value-type="string">
            <text:p>Никола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goerzen@optonline.net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6.67">
            <text:p>66.67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Иннокентьев</text:p>
          </table:table-cell>
          <table:table-cell office:value-type="string">
            <text:p>Никола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vadsky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Полятинский</text:p>
          </table:table-cell>
          <table:table-cell office:value-type="string">
            <text:p>Павел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arks@comcast.net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Наумов</text:p>
          </table:table-cell>
          <table:table-cell office:value-type="string">
            <text:p>Руслан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thurn@optonline.net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Соловьев</text:p>
          </table:table-cell>
          <table:table-cell office:value-type="string">
            <text:p>Тимур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iser@icloud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Васильев</text:p>
          </table:table-cell>
          <table:table-cell office:value-type="string">
            <text:p>Эдуард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adl@comcast.net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707278371</text:p>
          </table:table-cell>
        </table:table-row>
        <table:table-row>
          <table:table-cell office:value-type="string">
            <text:p>Боярский</text:p>
          </table:table-cell>
          <table:table-cell office:value-type="string">
            <text:p>Юрий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strout@m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72783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9.2+ (Build: 20200929)</meta:generator>
    <meta:initial-creator>Администратор Пользователь</meta:initial-creator>
    <meta:creation-date>2024-02-07T12:59:31</meta:creation-date>
    <meta:document-statistic meta:table-count="1" meta:cell-count="0" meta:object-count="0"/>
  </office:meta>
</office:document-meta>
</file>